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c0c0c0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left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9.525cm" svg:x="2.705cm" svg:y="1.60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rect draw:style-name="gr2" draw:text-style-name="P3" draw:layer="layout" svg:width="7.62cm" svg:height="0.635cm" svg:x="2.705cm" svg:y="1.601cm">
          <text:p text:style-name="P2"><text:span text:style-name="T1">STATUS BAR <text:s text:c="19"/>2:10</text:span></text:p>
        </draw:rect>
        <draw:custom-shape draw:style-name="gr3" draw:text-style-name="P3" draw:layer="layout" svg:width="7.289cm" svg:height="0.764cm" draw:transform="rotate (-1.57079632679579) translate (10.019cm 3.54cm)">
          <text:p text:style-name="P3"><text:span text:style-name="T1">Event 1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89cm" svg:height="0.764cm" draw:transform="rotate (-1.57079632679579) translate (8.94cm 3.541cm)">
          <text:p text:style-name="P3"><text:span text:style-name="T1">Event 2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89cm" svg:height="0.764cm" draw:transform="rotate (-1.57079632679579) translate (7.977cm 3.54cm)">
          <text:p text:style-name="P3"><text:span text:style-name="T1">Event 3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89cm" svg:height="0.763cm" draw:transform="rotate (-1.57079632679579) translate (6.897cm 3.541cm)">
          <text:p text:style-name="P3"><text:span text:style-name="T1">Event 4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89cm" svg:height="0.764cm" draw:transform="rotate (-1.57079632679579) translate (5.815cm 3.54cm)">
          <text:p text:style-name="P3"><text:span text:style-name="T1">Event 5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89cm" svg:height="0.763cm" draw:transform="rotate (-1.57079632679579) translate (4.835cm 3.541cm)">
          <text:p text:style-name="P3"><text:span text:style-name="T1">Event 6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289cm" svg:height="0.764cm" draw:transform="rotate (-1.57079632679579) translate (3.773cm 3.54cm)">
          <text:p text:style-name="P3"><text:span text:style-name="T1">Event 7 … Scrolling 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4cm" draw:transform="rotate (-1.57079632679579) translate (10.035cm 2.38cm)">
          <text:p text:style-name="P3"><text:span text:style-name="T1">TU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4cm" draw:transform="rotate (-1.57079632679579) translate (8.956cm 2.38cm)">
          <text:p text:style-name="P3"><text:span text:style-name="T1">WE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4cm" draw:transform="rotate (-1.57079632679579) translate (7.993cm 2.38cm)">
          <text:p text:style-name="P3"><text:span text:style-name="T1">TH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3cm" draw:transform="rotate (-1.57079632679579) translate (6.913cm 2.38cm)">
          <text:p text:style-name="P3"><text:span text:style-name="T1">FR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4cm" draw:transform="rotate (-1.57079632679579) translate (5.831cm 2.38cm)">
          <text:p text:style-name="P3"><text:span text:style-name="T1">SA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3cm" draw:transform="rotate (-1.57079632679579) translate (4.851cm 2.38cm)">
          <text:p text:style-name="P3"><text:span text:style-name="T1">SU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16cm" svg:height="0.764cm" draw:transform="rotate (-1.57079632679579) translate (3.789cm 2.38cm)">
          <text:p text:style-name="P3"><text:span text:style-name="T1">M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4T06:14:28</meta:creation-date>
    <dc:date>2009-06-14T06:28:06</dc:date>
    <meta:editing-duration>PT00H13M38S</meta:editing-duration>
    <meta:editing-cycles>4</meta:editing-cycles>
    <meta:generator>OpenOffice.org/3.1$Unix OpenOffice.org_project/310m11$Build-9399</meta:generator>
    <meta:document-statistic meta:object-count="16"/>
  </office:meta>
</office:document-meta>
</file>